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315" calcext:value-type="float">
            <text:p>8315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96.516181946" calcext:value-type="float">
            <text:p>196,516181946</text:p>
          </table:table-cell>
          <table:table-cell office:value-type="float" office:value="17.4859387875" calcext:value-type="float">
            <text:p>17,485938787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8299" calcext:value-type="float">
            <text:p>8299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204.106899023" calcext:value-type="float">
            <text:p>204,106899023</text:p>
          </table:table-cell>
          <table:table-cell office:value-type="float" office:value="17.2684607506" calcext:value-type="float">
            <text:p>17,26846075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80328649679" calcext:value-type="float">
            <text:p>99,74</text:p>
          </table:table-cell>
          <table:table-cell table:style-name="ce3" table:formula="of:=([.F4]/12597)*100" office:value-type="float" office:value="0.26196713503215" calcext:value-type="float">
            <text:p>0,26</text:p>
          </table:table-cell>
          <table:table-cell office:value-type="float" office:value="8131" calcext:value-type="float">
            <text:p>8131</text:p>
          </table:table-cell>
          <table:table-cell table:style-name="ce4" table:formula="of:=[.E20]+[.H20]" office:value-type="float" office:value="12564" calcext:value-type="float">
            <text:p>12564</text:p>
          </table:table-cell>
          <table:table-cell table:formula="of:=12597-[.E4]" office:value-type="float" office:value="33" calcext:value-type="float">
            <text:p>33</text:p>
          </table:table-cell>
          <table:table-cell office:value-type="float" office:value="209.086241007" calcext:value-type="float">
            <text:p>209,086241007</text:p>
          </table:table-cell>
          <table:table-cell office:value-type="float" office:value="16.9382009506" calcext:value-type="float">
            <text:p>16,93820095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459712629991" calcext:value-type="float">
            <text:p>99,75</text:p>
          </table:table-cell>
          <table:table-cell table:style-name="ce3" table:formula="of:=([.F5]/12597)*100" office:value-type="float" office:value="0.254028737000873" calcext:value-type="float">
            <text:p>0,25</text:p>
          </table:table-cell>
          <table:table-cell office:value-type="float" office:value="8409" calcext:value-type="float">
            <text:p>8409</text:p>
          </table:table-cell>
          <table:table-cell table:style-name="ce4" table:formula="of:=[.E21]+[.H21]" office:value-type="float" office:value="12565" calcext:value-type="float">
            <text:p>12565</text:p>
          </table:table-cell>
          <table:table-cell table:formula="of:=12597-[.E5]" office:value-type="float" office:value="32" calcext:value-type="float">
            <text:p>32</text:p>
          </table:table-cell>
          <table:table-cell office:value-type="float" office:value="147.510803938" calcext:value-type="float">
            <text:p>147,510803938</text:p>
          </table:table-cell>
          <table:table-cell office:value-type="float" office:value="17.5066421032" calcext:value-type="float">
            <text:p>17,506642103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 office:value-type="float" office:value="8389" calcext:value-type="float">
            <text:p>8389</text:p>
          </table:table-cell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171.267337084" calcext:value-type="float">
            <text:p>171,267337084</text:p>
          </table:table-cell>
          <table:table-cell office:value-type="float" office:value="17.4529600143" calcext:value-type="float">
            <text:p>17,45296001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80328649679" calcext:value-type="float">
            <text:p>99,74</text:p>
          </table:table-cell>
          <table:table-cell table:style-name="ce3" table:formula="of:=([.F7]/12597)*100" office:value-type="float" office:value="0.26196713503215" calcext:value-type="float">
            <text:p>0,26</text:p>
          </table:table-cell>
          <table:table-cell office:value-type="float" office:value="8308" calcext:value-type="float">
            <text:p>8308</text:p>
          </table:table-cell>
          <table:table-cell table:style-name="ce4" table:formula="of:=[.E23]+[.H23]" office:value-type="float" office:value="12564" calcext:value-type="float">
            <text:p>12564</text:p>
          </table:table-cell>
          <table:table-cell table:formula="of:=12597-[.E7]" office:value-type="float" office:value="33" calcext:value-type="float">
            <text:p>33</text:p>
          </table:table-cell>
          <table:table-cell office:value-type="float" office:value="249.77978301" calcext:value-type="float">
            <text:p>249,77978301</text:p>
          </table:table-cell>
          <table:table-cell office:value-type="float" office:value="17.2850511074" calcext:value-type="float">
            <text:p>17,28505110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 office:value-type="float" office:value="8392" calcext:value-type="float">
            <text:p>8392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151.742808819" calcext:value-type="float">
            <text:p>151,742808819</text:p>
          </table:table-cell>
          <table:table-cell office:value-type="float" office:value="17.7475752831" calcext:value-type="float">
            <text:p>17,747575283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424" calcext:value-type="float">
            <text:p>8424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284.391254902" calcext:value-type="float">
            <text:p>284,391254902</text:p>
          </table:table-cell>
          <table:table-cell office:value-type="float" office:value="17.6104040146" calcext:value-type="float">
            <text:p>17,610404014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 office:value-type="float" office:value="8265" calcext:value-type="float">
            <text:p>8265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269.586485863" calcext:value-type="float">
            <text:p>269,586485863</text:p>
          </table:table-cell>
          <table:table-cell office:value-type="float" office:value="17.2489590645" calcext:value-type="float">
            <text:p>17,248959064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360" calcext:value-type="float">
            <text:p>8360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57.810122967" calcext:value-type="float">
            <text:p>257,810122967</text:p>
          </table:table-cell>
          <table:table-cell office:value-type="float" office:value="17.4672448635" calcext:value-type="float">
            <text:p>17,46724486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23942208" calcext:value-type="float">
            <text:p>99,7007223942</text:p>
          </table:table-cell>
          <table:table-cell table:formula="of:=AVERAGE([.C2:.C11])" office:value-type="float" office:value="0.299277605779154" calcext:value-type="float">
            <text:p>0,2992776058</text:p>
          </table:table-cell>
          <table:table-cell table:formula="of:=SUM([.D2:.D11])/10" office:value-type="float" office:value="8329.2" calcext:value-type="float">
            <text:p>8329,2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214.1797918559" calcext:value-type="float">
            <text:p>214,1797918559</text:p>
          </table:table-cell>
          <table:table-cell table:formula="of:=SUM([.H2:.H11])/10" office:value-type="float" office:value="17.40114369393" calcext:value-type="float">
            <text:p>17,40114369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05048821148" calcext:value-type="float">
            <text:p>0,661205048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3" calcext:value-type="float">
            <text:p>19,3</text:p>
          </table:table-cell>
          <table:table-cell table:formula="of:=AVERAGE([.H18:.H27])" office:value-type="float" office:value="6715" calcext:value-type="float">
            <text:p>6715</text:p>
          </table:table-cell>
          <table:table-cell/>
          <table:table-cell office:value-type="float" office:value="5928" calcext:value-type="float">
            <text:p>59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626" calcext:value-type="float">
            <text:p>66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6" calcext:value-type="float">
            <text:p>58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08" calcext:value-type="float">
            <text:p>670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12597-SUM([.E21:.G21])" office:value-type="float" office:value="6804" calcext:value-type="float">
            <text:p>68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3" calcext:value-type="float">
            <text:p>19,3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33" calcext:value-type="float">
            <text:p>673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" calcext:value-type="float">
            <text:p>671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738" calcext:value-type="float">
            <text:p>67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5" calcext:value-type="float">
            <text:p>57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801" calcext:value-type="float">
            <text:p>68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609" calcext:value-type="float">
            <text:p>660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47" calcext:value-type="float">
            <text:p>664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19.3" calcext:value-type="float">
            <text:p>19,3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5" calcext:value-type="float">
            <text:p>671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2"/>
          <table:table-cell table:formula="of:=SUM([.E18:.E27])" office:value-type="float" office:value="58443" calcext:value-type="float">
            <text:p>58443</text:p>
          </table:table-cell>
          <table:table-cell table:formula="of:=SUM([.F18:.F27])" office:value-type="float" office:value="193" calcext:value-type="float">
            <text:p>193</text:p>
          </table:table-cell>
          <table:table-cell table:formula="of:=SUM([.G18:.G27])" office:value-type="float" office:value="184" calcext:value-type="float">
            <text:p>184</text:p>
          </table:table-cell>
          <table:table-cell table:formula="of:=SUM([.H18:.H27])" office:value-type="float" office:value="67150" calcext:value-type="float">
            <text:p>6715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34074811042" calcext:value-type="float">
            <text:p>0,99713407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1:00.949611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7</meta:editing-cycles>
    <meta:generator>LibreOffice/5.1.6.2$Linux_X86_64 LibreOffice_project/10m0$Build-2</meta:generator>
    <dc:date>2018-01-23T23:01:08.462306136</dc:date>
    <meta:document-statistic meta:table-count="1" meta:cell-count="181" meta:object-count="0"/>
  </office:meta>
</office:document-meta>
</file>